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c5f" officeooo:paragraph-rsid="00176c5f"/>
    </style:style>
    <style:style style:name="P2" style:family="paragraph" style:parent-style-name="Standard">
      <style:text-properties officeooo:rsid="0017ce95" officeooo:paragraph-rsid="0017ce95"/>
    </style:style>
    <style:style style:name="P3" style:family="paragraph" style:parent-style-name="Standard">
      <style:text-properties officeooo:rsid="0018b81f" officeooo:paragraph-rsid="0018b81f"/>
    </style:style>
    <style:style style:name="P4" style:family="paragraph" style:parent-style-name="Standard">
      <style:text-properties officeooo:rsid="0019d884" officeooo:paragraph-rsid="0019d884"/>
    </style:style>
    <style:style style:name="P5" style:family="paragraph" style:parent-style-name="Standard">
      <style:text-properties officeooo:rsid="001bb192" officeooo:paragraph-rsid="001bb192"/>
    </style:style>
    <style:style style:name="T1" style:family="text">
      <style:text-properties officeooo:rsid="001d3b19"/>
    </style:style>
    <style:style style:name="T2" style:family="text">
      <style:text-properties officeooo:rsid="001ebb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Basics</text:p>
      <text:p text:style-name="P1"/>
      <text:p text:style-name="P2">Hello, and welcome to this section on I/O in C++, in this video we will be covering the basic architecture and introducing you to the classes we will be using</text:p>
      <text:p text:style-name="P2"/>
      <text:p text:style-name="P2">C++ includes two input/output libraries, the old C-Sytle I/O library, and the new modern stream library. Since we are here to learn C++. we will be focusing on the stream based I/O available in the C++ standard library. C++ uses the concept of streams to write and read data to external sinks and sources. IO streams provide an incredibly flexible way to design the input and output routines of any program. </text:p>
      <text:p text:style-name="P2"/>
      <text:p text:style-name="P2">The sream library is organized around abstract input and output devices. These abstract devices allow the same code to handle input and output to files, memory, or customer adapter devices that perform arbitrary operators like compression and encryption on the fly. You are already familiar with a few streams provided by the standard template library, they are cout, cin, cerr, and clog</text:p>
      <text:p text:style-name="P2"/>
      <text:p text:style-name="P2">The general design of the input streams are like so, there exists some byte sequences at some source. That sources could be the hard drive, the network card, or the keyboard. These devices are represented by basic_streambuf classes that know how to interact with these devices. Then an istream class is written <text:s/>to read <text:s/>the raw byte stream and format them into C++ datatypes. </text:p>
      <text:p text:style-name="P2"/>
      <text:p text:style-name="P3">For output streams, it works in reverse, the ostream reads in the formatted data and coverts it into a raw character stream, then the streambuf outputs it to the device in the appropriate way. Once again this could be any device, like a hard disk, network connection, or your monitor. It all uses the same basic interface. </text:p>
      <text:p text:style-name="P3"/>
      <text:p text:style-name="P3">All I/O is done through character streams. Those characters can be normal 8 bit char characters, or larger wchar_t characters (possibly 16 or 32 bit characters depending on the platform). Streams work with built-in datatypes, however you can make your own user-defined types directly output to a stream by overloading the insertion and extraction operators. <text:s/></text:p>
      <text:p text:style-name="P3"/>
      <text:p text:style-name="P4">Here is the overview of how the I/O stream classes are structured. </text:p>
      <text:p text:style-name="P4"/>
      <text:p text:style-name="P4">Some things that are good to keep in mind are that iostream operations are type safe and type sensitive, locale sensitive, efficient, and interoperable with C-style standard io. They also include unformatted operators in case you need to get more granular with your program. </text:p>
      <text:p text:style-name="P4"/>
      <text:p text:style-name="P5">In the next video, we will start getting more hands on with console I/O. <text:span text:style-name="T2">Thanks for watc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7T13:49:18.210631473</dc:date>
    <meta:editing-duration>PT12M39S</meta:editing-duration>
    <meta:editing-cycles>6</meta:editing-cycles>
    <meta:generator>LibreOffice/6.0.7.3$Linux_X86_64 LibreOffice_project/00m0$Build-3</meta:generator>
    <meta:document-statistic meta:table-count="0" meta:image-count="0" meta:object-count="0" meta:page-count="1" meta:paragraph-count="10" meta:word-count="414" meta:character-count="2460" meta:non-whitespace-character-count="2047"/>
  </office:meta>
</office:document-meta>
</file>